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ongolian Baiti" svg:font-family="'Mongolian Baiti'" style:font-family-generic="script" style:font-pitch="variable"/>
    <style:font-face style:name="Monotype Corsiva" svg:font-family="'Monotype Corsiva'" style:font-family-generic="script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Narrow" fo:font-size="14pt" fo:font-weight="bold" officeooo:rsid="00001bbe" officeooo:paragraph-rsid="00001bb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 Narrow" fo:font-size="14pt" fo:font-weight="bold" officeooo:rsid="0003ce95" officeooo:paragraph-rsid="0003ce95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ular Expressions in JavaScript: <text:span text:style-name="T1">Regular expressions are defined by characters within // followed by another characters called flags. An example of a regular expression would be :</text:span></text:p>
      <text:p text:style-name="P1"><text:span text:style-name="T1"/></text:p>
      <text:p text:style-name="P1"><text:span text:style-name="T1">let myRegex = /abc/ig; </text:span></text:p>
      <text:p text:style-name="P1"><text:span text:style-name="T1"/></text:p>
      <text:p text:style-name="P1"><text:span text:style-name="T1">They are used to match substrings within a string to the specified regular expression</text:span></text:p>
      <text:p text:style-name="P1"/>
      <text:p text:style-name="P1">Test method: <text:span text:style-name="T1">The test method is a method of the regex expression that takes a string as parameter and returns true if there is a match between the regular expression and the string parameter. Example</text:span></text:p>
      <text:p text:style-name="P1"><text:span text:style-name="T1"/></text:p>
      <text:p text:style-name="P1"><text:span text:style-name="T1">let myRegex = /Spain/;</text:span></text:p>
      <text:p text:style-name="P1"><text:span text:style-name="T1"/></text:p>
      <text:p text:style-name="P1"><text:span text:style-name="T1">myRegex.test(“I love Spain”); //returns true</text:span></text:p>
      <text:p text:style-name="P1"><text:span text:style-name="T1"/></text:p>
      <text:p text:style-name="P1"><text:span text:style-name="T1">myRegex.text(“I love Portugal”); //returns false</text:span></text:p>
      <text:p text:style-name="P1"><text:span text:style-name="T1"/></text:p>
      <text:p text:style-name="P1"><text:span text:style-name="T1"/></text:p>
      <text:p text:style-name="P2">Match method:<text:span text:style-name="T1"> The match method is a method of the string that takes a regex as a parameter and returns a match object if there was a single match or an array of matched strings if the global flag was used. Example:</text:span></text:p>
      <text:p text:style-name="P2"><text:span text:style-name="T1"/></text:p>
      <text:p text:style-name="P2"><text:span text:style-name="T1">let myRegex = /Spain/;</text:span></text:p>
      <text:p text:style-name="P2"><text:span text:style-name="T1">let myString = “I love Spain”;</text:span></text:p>
      <text:p text:style-name="P2"><text:span text:style-name="T1">let myMatch = myString.match(myRegex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ongolian Baiti" svg:font-family="'Mongolian Baiti'" style:font-family-generic="script" style:font-pitch="variable"/>
    <style:font-face style:name="Monotype Corsiva" svg:font-family="'Monotype Corsiva'" style:font-family-generic="script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1-02-02T11:35:19.570000000</dc:date>
    <meta:editing-duration>PT11M57S</meta:editing-duration>
    <meta:editing-cycles>3</meta:editing-cycles>
    <meta:document-statistic meta:table-count="0" meta:image-count="0" meta:object-count="0" meta:page-count="1" meta:paragraph-count="11" meta:word-count="150" meta:character-count="906" meta:non-whitespace-character-count="766"/>
  </office:meta>
</office:document-meta>
</file>